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ueDisconnectedException.XmlValueDisconnec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ValueDisconnectedException.XmlValueDisconnect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ueDisconnectedException.XmlValueDisconnec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